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LoggerWrapp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fatal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war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war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nfo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debu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debug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nfo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getChildLog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CLLoggerWrapp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fatal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LoggerWrapper.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